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style:width="17.267cm" fo:margin-left="0cm" table:align="left"/>
    </style:style>
    <style:style style:name="Таблица2.A" style:family="table-column">
      <style:table-column-properties style:column-width="8.632cm"/>
    </style:style>
    <style:style style:name="Таблица2.B" style:family="table-column">
      <style:table-column-properties style:column-width="8.634cm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US" style:font-name-asian="Times New Roman" style:font-size-asian="14pt" style:font-name-complex="Times New Roman" style:font-size-complex="1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style:font-name-asian="Times New Roman" style:font-name-complex="Times New Roman" style:font-weight-complex="bold"/>
    </style:style>
    <style:style style:name="T5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size="14pt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11cm" svg:height="0.82cm" draw:z-index="0"><draw:image xlink:href="../../odt_eng/images/010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Controllable key transferable over inputs type 2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89cm" svg:height="2.35cm" draw:z-index="0"><draw:image xlink:href="../../odt_eng/images/010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5"><draw:frame draw:style-name="fr4" draw:name="Object3" text:anchor-type="as-char" svg:width="6.936cm" svg:height="1.393cm" draw:z-index="0"><draw:object xlink:href="./Object 4" xlink:type="simple" xlink:show="embed" xlink:actuate="onLoad"/><draw:image xlink:href="./ObjectReplacements/Object 4" xlink:type="simple" xlink:show="embed" xlink:actuate="onLoad"/><svg:title>formula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2.466cm" svg:height="0.621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are for input signals of the unit (vectors of signals)</text:span></text:span><text:span text:style-name="Основной_20_шрифт_20_абзаца"><text:span text:style-name="T3">,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4" draw:name="Object2" text:anchor-type="as-char" svg:width="1.087cm" svg:height="0.564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a</text:span></text:span><text:span text:style-name="Основной_20_шрифт_20_абзаца"><text:span text:style-name="T3">re for unit output signal</text:span></text:span><text:span text:style-name="Основной_20_шрифт_20_абзаца"><text:span text:style-name="T3"> (or vector</text:span></text:span><text:span text:style-name="Основной_20_шрифт_20_абзаца"><text:span text:style-name="T3"> of signals)</text:span></text:span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bottom</text:span></text:span><text:span text:style-name="Основной_20_шрифт_20_абзаца"><text:span text:style-name="T3">. In the process of calcu</text:span></text:span><text:span text:style-name="Основной_20_шрифт_20_абзаца"><text:span text:style-name="T3">lation the image of the unit changes depending on the availability of a control signal: the key is normally transferred to</text:span></text:span><text:span text:style-name="Основной_20_шрифт_20_абзаца"><text:span text:style-name="T5"> the first </text:span></text:span><text:span text:style-name="Основной_20_шрифт_20_абзаца"><text:span text:style-name="T4">input</text:span></text:span><text:span text:style-name="Основной_20_шрифт_20_абзаца"><text:span text:style-name="T3">,</text:span></text:span><text:span text:style-name="Основной_20_шрифт_20_абзаца"><text:span text:style-name="T3"> when a control signal is delivered the key is transferred to </text:span></text:span><text:span text:style-name="Основной_20_шрифт_20_абзаца"><text:span text:style-name="T5">the second </text:span></text:span><text:span text:style-name="Основной_20_шрифт_20_абзаца"><text:span text:style-name="T4">input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3" draw:name="Графический объект3" text:anchor-type="as-char" svg:width="6.75cm" svg:height="2.799cm" draw:z-index="0"><draw:image xlink:href="../../odt_eng/images/0100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2" draw:name="Графический объект4" text:anchor-type="as-char" svg:width="6.77cm" svg:height="2.829cm" draw:z-index="0"><draw:image xlink:href="../../odt_eng/images/0100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</text:span></text:span><text:span text:style-name="Основной_20_шрифт_20_абзаца"><text:span text:style-name="T3">properties are not to be set for operation of the unit</text:span></text:span><text:span text:style-name="Основной_20_шрифт_20_абзаца"><text:span text:style-name="T3">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перекидной по входам тип 2</dc:title>
    <meta:initial-creator>hp</meta:initial-creator>
    <meta:creation-date>2012-02-15T19:42:00</meta:creation-date>
    <dc:date>2012-03-05T19:48:03.24</dc:date>
    <meta:editing-cycles>3</meta:editing-cycles>
    <meta:editing-duration>PT1H52M10S</meta:editing-duration>
    <meta:document-statistic meta:character-count="801" meta:image-count="4" meta:object-count="3" meta:page-count="1" meta:paragraph-count="15" meta:table-count="2" meta:word-count="137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00.odt/Normal.dotm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 mathvariant="italic">Control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i mathvariant="italic">Control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if ~ Control(t) = 0; #
alignl x_2(t), ~ if ~ Control(t) = 1;}  right none</annotation>
  </semantics>
</math>
</file>

<file path=Object 5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